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9000002EEFDE22B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7.575cm" svg:height="18.999cm" svg:x="1.125cm" svg:y="1.001cm">
          <draw:image xlink:href="Pictures/10000000000003E9000002EEFDE22B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4T15:56:03.04</dc:date>
    <meta:editing-duration>PT00H00M35S</meta:editing-duration>
    <meta:editing-cycles>1</meta:editing-cycles>
    <meta:document-statistic meta:object-count="1"/>
    <meta:generator>OpenOffice.org/3.0$Win32 OpenOffice.org_project/300m9$Build-9358</meta:generator>
  </office:meta>
</office:document-meta>
</file>